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shapes>
          <draw:frame draw:z-index="0" draw:style-name="gr1" draw:text-style-name="P1" svg:width="433.56pt" svg:height="253.56pt" svg:x="0pt" svg:y="135.95pt">
            <draw:object draw:notify-on-update-of-ranges="Sheet5.D2:Sheet5.D10 Sheet5.E1:Sheet5.E1 Sheet5.E2:Sheet5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x initial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y initial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$B$2]*EXP(-[.D2]/[.$B$1])" office:value-type="float" office:value="7.38905609893065" calcext:value-type="float">
            <text:p>7.38905609893065</text:p>
          </table:table-cell>
        </table:table-row>
        <table:table-row table:style-name="ro1">
          <table:table-cell table:number-columns-repeated="3"/>
          <table:table-cell table:formula="of:=[.D2]+0.5" office:value-type="float" office:value="-1.5" calcext:value-type="float">
            <text:p>-1.5</text:p>
          </table:table-cell>
          <table:table-cell table:formula="of:=[.$B$2]*EXP(-[.D3]/[.$B$1])" office:value-type="float" office:value="4.48168907033806" calcext:value-type="float">
            <text:p>4.48168907033806</text:p>
          </table:table-cell>
        </table:table-row>
        <table:table-row table:style-name="ro1">
          <table:table-cell table:number-columns-repeated="3"/>
          <table:table-cell table:formula="of:=[.D3]+0.5" office:value-type="float" office:value="-1" calcext:value-type="float">
            <text:p>-1</text:p>
          </table:table-cell>
          <table:table-cell table:formula="of:=[.$B$2]*EXP(-[.D4]/[.$B$1])" office:value-type="float" office:value="2.71828182845904" calcext:value-type="float">
            <text:p>2.71828182845904</text:p>
          </table:table-cell>
        </table:table-row>
        <table:table-row table:style-name="ro1">
          <table:table-cell table:number-columns-repeated="3"/>
          <table:table-cell table:formula="of:=[.D4]+0.5" office:value-type="float" office:value="-0.5" calcext:value-type="float">
            <text:p>-0.5</text:p>
          </table:table-cell>
          <table:table-cell table:formula="of:=[.$B$2]*EXP(-[.D5]/[.$B$1])" office:value-type="float" office:value="1.64872127070013" calcext:value-type="float">
            <text:p>1.64872127070013</text:p>
          </table:table-cell>
        </table:table-row>
        <table:table-row table:style-name="ro1">
          <table:table-cell table:number-columns-repeated="3"/>
          <table:table-cell table:formula="of:=[.D5]+0.5" office:value-type="float" office:value="0" calcext:value-type="float">
            <text:p>0</text:p>
          </table:table-cell>
          <table:table-cell table:formula="of:=[.$B$2]*EXP(-[.D6]/[.$B$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6]+0.5" office:value-type="float" office:value="0.5" calcext:value-type="float">
            <text:p>0.5</text:p>
          </table:table-cell>
          <table:table-cell table:formula="of:=[.$B$2]*EXP(-[.D7]/[.$B$1])" office:value-type="float" office:value="0.606530659712633" calcext:value-type="float">
            <text:p>0.606530659712633</text:p>
          </table:table-cell>
        </table:table-row>
        <table:table-row table:style-name="ro1">
          <table:table-cell table:number-columns-repeated="3"/>
          <table:table-cell table:formula="of:=[.D7]+0.5" office:value-type="float" office:value="1" calcext:value-type="float">
            <text:p>1</text:p>
          </table:table-cell>
          <table:table-cell table:formula="of:=[.$B$2]*EXP(-[.D8]/[.$B$1])" office:value-type="float" office:value="0.367879441171442" calcext:value-type="float">
            <text:p>0.367879441171442</text:p>
          </table:table-cell>
        </table:table-row>
        <table:table-row table:style-name="ro1">
          <table:table-cell table:number-columns-repeated="3"/>
          <table:table-cell table:formula="of:=[.D8]+0.5" office:value-type="float" office:value="1.5" calcext:value-type="float">
            <text:p>1.5</text:p>
          </table:table-cell>
          <table:table-cell table:formula="of:=[.$B$2]*EXP(-[.D9]/[.$B$1])" office:value-type="float" office:value="0.22313016014843" calcext:value-type="float">
            <text:p>0.22313016014843</text:p>
          </table:table-cell>
        </table:table-row>
        <table:table-row table:style-name="ro1">
          <table:table-cell table:number-columns-repeated="3"/>
          <table:table-cell table:style-name="ce5" table:formula="of:=[.D9]+0.5" office:value-type="float" office:value="2" calcext:value-type="float">
            <text:p>2</text:p>
          </table:table-cell>
          <table:table-cell table:style-name="ce5" table:formula="of:=[.$B$2]*EXP(-[.D10]/[.$B$1])" office:value-type="float" office:value="0.135335283236613" calcext:value-type="float">
            <text:p>0.135335283236613</text:p>
          </table:table-cell>
        </table:table-row>
      </table:table>
      <table:table table:name="token-range" table:style-name="ta1">
        <table:shapes>
          <draw:frame draw:z-index="0" draw:style-name="gr1" draw:text-style-name="P1" svg:width="453.51pt" svg:height="255.09pt" svg:x="1.76pt" svg:y="143.63pt">
            <draw:object draw:notify-on-update-of-ranges="'token-range'.D1:'token-range'.E1 'token-range'.D1:'token-range'.D1 'token-range'.D2:'token-range'.D11 'token-range'.E1:'token-range'.E1 'token-range'.E2:'token-range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Token Balance</text:p>
          </table:table-cell>
          <table:table-cell table:style-name="ce3" office:value-type="string" calcext:value-type="string">
            <text:p>BC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" calcext:value-type="float">
            <text:p>5000</text:p>
          </table:table-cell>
          <table:table-cell/>
          <table:table-cell table:style-name="ce4" office:value-type="float" office:value="-10000" calcext:value-type="float">
            <text:p>-10000</text:p>
          </table:table-cell>
          <table:table-cell table:style-name="ce4" table:formula="of:=[.$B$1]*EXP(-[.D2]/[.$B$2])" office:value-type="float" office:value="184.726402473266" calcext:value-type="float">
            <text:p>184.7264024732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2]+2500" office:value-type="float" office:value="-7500" calcext:value-type="float">
            <text:p>-7500</text:p>
          </table:table-cell>
          <table:table-cell table:style-name="ce4" table:formula="of:=[.$B$1]*EXP(-[.D3]/[.$B$2])" office:value-type="float" office:value="112.042226758452" calcext:value-type="float">
            <text:p>112.0422267584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3]+2500" office:value-type="float" office:value="-5000" calcext:value-type="float">
            <text:p>-5000</text:p>
          </table:table-cell>
          <table:table-cell table:style-name="ce4" table:formula="of:=[.$B$1]*EXP(-[.D4]/[.$B$2])" office:value-type="float" office:value="67.9570457114761" calcext:value-type="float">
            <text:p>67.95704571147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4]+2500" office:value-type="float" office:value="-2500" calcext:value-type="float">
            <text:p>-2500</text:p>
          </table:table-cell>
          <table:table-cell table:style-name="ce4" table:formula="of:=[.$B$1]*EXP(-[.D5]/[.$B$2])" office:value-type="float" office:value="41.2180317675032" calcext:value-type="float">
            <text:p>41.21803176750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5]+2500" office:value-type="float" office:value="0" calcext:value-type="float">
            <text:p>0</text:p>
          </table:table-cell>
          <table:table-cell table:style-name="ce4" table:formula="of:=[.$B$1]*EXP(-[.D6]/[.$B$2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6]+2500" office:value-type="float" office:value="2500" calcext:value-type="float">
            <text:p>2500</text:p>
          </table:table-cell>
          <table:table-cell table:style-name="ce4" table:formula="of:=[.$B$1]*EXP(-[.D7]/[.$B$2])" office:value-type="float" office:value="15.1632664928158" calcext:value-type="float">
            <text:p>15.163266492815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7]+2500" office:value-type="float" office:value="5000" calcext:value-type="float">
            <text:p>5000</text:p>
          </table:table-cell>
          <table:table-cell table:style-name="ce4" table:formula="of:=[.$B$1]*EXP(-[.D8]/[.$B$2])" office:value-type="float" office:value="9.19698602928606" calcext:value-type="float">
            <text:p>9.196986029286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8]+2500" office:value-type="float" office:value="7500" calcext:value-type="float">
            <text:p>7500</text:p>
          </table:table-cell>
          <table:table-cell table:style-name="ce4" table:formula="of:=[.$B$1]*EXP(-[.D9]/[.$B$2])" office:value-type="float" office:value="5.57825400371075" calcext:value-type="float">
            <text:p>5.578254003710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9]+2500" office:value-type="float" office:value="10000" calcext:value-type="float">
            <text:p>10000</text:p>
          </table:table-cell>
          <table:table-cell table:style-name="ce4" table:formula="of:=[.$B$1]*EXP(-[.D10]/[.$B$2])" office:value-type="float" office:value="3.38338208091532" calcext:value-type="float">
            <text:p>3.383382080915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formula="of:=[.D10]+2500" office:value-type="float" office:value="12500" calcext:value-type="float">
            <text:p>12500</text:p>
          </table:table-cell>
          <table:table-cell table:style-name="ce5" table:formula="of:=[.$B$1]*EXP(-[.D11]/[.$B$2])" office:value-type="float" office:value="2.05212496559747" calcext:value-type="float">
            <text:p>2.05212496559747</text:p>
          </table:table-cell>
          <table:table-cell table:number-columns-repeated="2"/>
        </table:table-row>
        <table:table-row table:style-name="ro1" table:number-rows-repeated="21">
          <table:table-cell table:number-columns-repeated="7"/>
        </table:table-row>
        <table:table-row table:style-name="ro2">
          <table:table-cell table:style-name="ce6" office:value-type="string" calcext:value-type="string" table:number-columns-spanned="7" table:number-rows-spanned="1">
            <text:p>Negative and positive token balances have no real-world meaning. What is important is the direction of travel along the curve.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Negative token direction indicates tokens being sent from the app to the us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ve token direction indicates tokens send from the user to the app.</text:p>
          </table:table-cell>
          <table:table-cell table:number-columns-repeated="6"/>
        </table:table-row>
      </table:table>
      <table:table table:name="bch-range" table:style-name="ta1">
        <table:shapes>
          <draw:frame draw:z-index="0" draw:style-name="gr1" draw:text-style-name="P1" svg:width="485.57pt" svg:height="273.12pt" svg:x="6.43pt" svg:y="150.29pt">
            <draw:object draw:notify-on-update-of-ranges="'bch-range'.D1:'bch-range'.D1 'bch-range'.D2:'bch-range'.D11 'bch-range'.E1:'bch-range'.E1 'bch-range'.E2:'bch-range'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BCH Balance</text:p>
          </table:table-cell>
          <table:table-cell table:style-name="ce3" office:value-type="string" calcext:value-type="string">
            <text:p>Token Balance</text:p>
          </table:table-cell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" calcext:value-type="float">
            <text:p>5000</text:p>
          </table:table-cell>
          <table:table-cell/>
          <table:table-cell office:value-type="float" office:value="184.726402473266" calcext:value-type="float">
            <text:p>184.726402473266</text:p>
          </table:table-cell>
          <table:table-cell table:formula="of:=-[.$B$2]*LN([.D2]/[.$B$1])" office:value-type="float" office:value="-10000" calcext:value-type="float">
            <text:p>-10000</text:p>
          </table:table-cell>
        </table:table-row>
        <table:table-row table:style-name="ro1">
          <table:table-cell table:number-columns-repeated="3"/>
          <table:table-cell office:value-type="float" office:value="112.042226758452" calcext:value-type="float">
            <text:p>112.042226758452</text:p>
          </table:table-cell>
          <table:table-cell table:formula="of:=-[.$B$2]*LN([.D3]/[.$B$1])" office:value-type="float" office:value="-7500" calcext:value-type="float">
            <text:p>-7500</text:p>
          </table:table-cell>
        </table:table-row>
        <table:table-row table:style-name="ro1">
          <table:table-cell table:number-columns-repeated="3"/>
          <table:table-cell office:value-type="float" office:value="67.9570457114761" calcext:value-type="float">
            <text:p>67.9570457114761</text:p>
          </table:table-cell>
          <table:table-cell table:formula="of:=-[.$B$2]*LN([.D4]/[.$B$1])" office:value-type="float" office:value="-5000" calcext:value-type="float">
            <text:p>-5000</text:p>
          </table:table-cell>
        </table:table-row>
        <table:table-row table:style-name="ro1">
          <table:table-cell table:number-columns-repeated="3"/>
          <table:table-cell office:value-type="float" office:value="41.2180317675032" calcext:value-type="float">
            <text:p>41.2180317675032</text:p>
          </table:table-cell>
          <table:table-cell table:formula="of:=-[.$B$2]*LN([.D5]/[.$B$1])" office:value-type="float" office:value="-2500" calcext:value-type="float">
            <text:p>-25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-[.$B$2]*LN([.D6]/[.$B$1])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.1632664928158" calcext:value-type="float">
            <text:p>15.1632664928158</text:p>
          </table:table-cell>
          <table:table-cell table:formula="of:=-[.$B$2]*LN([.D7]/[.$B$1])" office:value-type="float" office:value="2500" calcext:value-type="float">
            <text:p>2500</text:p>
          </table:table-cell>
        </table:table-row>
        <table:table-row table:style-name="ro1">
          <table:table-cell table:number-columns-repeated="3"/>
          <table:table-cell office:value-type="float" office:value="9.19698602928606" calcext:value-type="float">
            <text:p>9.19698602928606</text:p>
          </table:table-cell>
          <table:table-cell table:formula="of:=-[.$B$2]*LN([.D8]/[.$B$1])" office:value-type="float" office:value="5000" calcext:value-type="float">
            <text:p>5000</text:p>
          </table:table-cell>
        </table:table-row>
        <table:table-row table:style-name="ro1">
          <table:table-cell table:number-columns-repeated="3"/>
          <table:table-cell office:value-type="float" office:value="5.57825400371075" calcext:value-type="float">
            <text:p>5.57825400371075</text:p>
          </table:table-cell>
          <table:table-cell table:formula="of:=-[.$B$2]*LN([.D9]/[.$B$1])" office:value-type="float" office:value="7500" calcext:value-type="float">
            <text:p>7500</text:p>
          </table:table-cell>
        </table:table-row>
        <table:table-row table:style-name="ro1">
          <table:table-cell table:number-columns-repeated="3"/>
          <table:table-cell office:value-type="float" office:value="3.38338208091532" calcext:value-type="float">
            <text:p>3.38338208091532</text:p>
          </table:table-cell>
          <table:table-cell table:formula="of:=-[.$B$2]*LN([.D10]/[.$B$1])" office:value-type="float" office:value="10000" calcext:value-type="float">
            <text:p>10000</text:p>
          </table:table-cell>
        </table:table-row>
        <table:table-row table:style-name="ro1">
          <table:table-cell table:number-columns-repeated="3"/>
          <table:table-cell table:style-name="ce5" office:value-type="float" office:value="2.05212496559747" calcext:value-type="float">
            <text:p>2.05212496559747</text:p>
          </table:table-cell>
          <table:table-cell table:style-name="ce5" table:formula="of:=-[.$B$2]*LN([.D11]/[.$B$1])" office:value-type="float" office:value="12500" calcext:value-type="float">
            <text:p>12500</text:p>
          </table:table-cell>
        </table:table-row>
      </table:table>
      <table:table table:name="tokens-for-bch" table:style-name="ta1">
        <table:table-column table:style-name="co4" table:default-cell-style-name="ce8"/>
        <table:table-column table:style-name="co5" table:default-cell-style-name="ce11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" calcext:value-type="float">
            <text:p>50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BCH Balance (bch1)</text:p>
          </table:table-cell>
          <table:table-cell table:style-name="ce10" office:value-type="string" calcext:value-type="string">
            <text:p>Token Balance (token1)</text:p>
          </table:table-cell>
          <table:table-cell/>
          <table:table-cell table:style-name="ce13" office:value-type="string" calcext:value-type="string">
            <text:p>BCH In</text:p>
          </table:table-cell>
          <table:table-cell table:style-name="ce13" office:value-type="string" calcext:value-type="string">
            <text:p>token2</text:p>
          </table:table-cell>
          <table:table-cell table:style-name="ce13" office:value-type="string" calcext:value-type="string">
            <text:p>Token-o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[.$B$2]*LN([.A5]/[.$B$1])" office:value-type="float" office:value="16094.379124341" calcext:value-type="float">
            <text:p>16094.379124341</text:p>
          </table:table-cell>
          <table:table-cell/>
          <table:table-cell table:formula="of:=[.A6]-[.A5]" office:value-type="float" office:value="1" calcext:value-type="float">
            <text:p>1</text:p>
          </table:table-cell>
          <table:table-cell table:formula="of:=-1*[.$B$2]*LN(([.A5]+[.D5])/[.$B$1])" office:value-type="float" office:value="12628.6432215413" calcext:value-type="float">
            <text:p>12628.6432215413</text:p>
          </table:table-cell>
          <table:table-cell table:formula="of:=ABS([.E5]-[.B5])" office:value-type="float" office:value="3465.73590279972" calcext:value-type="float">
            <text:p>3465.73590279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[.$B$2]*LN([.A6]/[.$B$1])" office:value-type="float" office:value="12628.6432215413" calcext:value-type="float">
            <text:p>12628.6432215413</text:p>
          </table:table-cell>
          <table:table-cell/>
          <table:table-cell table:formula="of:=[.A7]-[.A6]" office:value-type="float" office:value="1" calcext:value-type="float">
            <text:p>1</text:p>
          </table:table-cell>
          <table:table-cell table:formula="of:=-1*[.$B$2]*LN(([.A6]+[.D6])/[.$B$1])" office:value-type="float" office:value="10601.3176810005" calcext:value-type="float">
            <text:p>10601.3176810005</text:p>
          </table:table-cell>
          <table:table-cell table:formula="of:=ABS([.E6]-[.B6])" office:value-type="float" office:value="2027.32554054082" calcext:value-type="float">
            <text:p>2027.32554054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[.$B$2]*LN([.A7]/[.$B$1])" office:value-type="float" office:value="10601.3176810005" calcext:value-type="float">
            <text:p>10601.3176810005</text:p>
          </table:table-cell>
          <table:table-cell/>
          <table:table-cell table:formula="of:=[.A8]-[.A7]" office:value-type="float" office:value="2" calcext:value-type="float">
            <text:p>2</text:p>
          </table:table-cell>
          <table:table-cell table:formula="of:=-1*[.$B$2]*LN(([.A7]+[.D7])/[.$B$1])" office:value-type="float" office:value="8047.1895621705" calcext:value-type="float">
            <text:p>8047.1895621705</text:p>
          </table:table-cell>
          <table:table-cell table:formula="of:=ABS([.E7]-[.B7])" office:value-type="float" office:value="2554.12811882995" calcext:value-type="float">
            <text:p>2554.12811882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$B$2]*LN([.A8]/[.$B$1])" office:value-type="float" office:value="8047.1895621705" calcext:value-type="float">
            <text:p>8047.1895621705</text:p>
          </table:table-cell>
          <table:table-cell/>
          <table:table-cell table:formula="of:=[.A9]-[.A8]" office:value-type="float" office:value="3" calcext:value-type="float">
            <text:p>3</text:p>
          </table:table-cell>
          <table:table-cell table:formula="of:=-1*[.$B$2]*LN(([.A8]+[.D8])/[.$B$1])" office:value-type="float" office:value="5697.17141594182" calcext:value-type="float">
            <text:p>5697.17141594182</text:p>
          </table:table-cell>
          <table:table-cell table:formula="of:=ABS([.E8]-[.B8])" office:value-type="float" office:value="2350.01814622868" calcext:value-type="float">
            <text:p>2350.01814622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[.$B$2]*LN([.A9]/[.$B$1])" office:value-type="float" office:value="5697.17141594182" calcext:value-type="float">
            <text:p>5697.17141594182</text:p>
          </table:table-cell>
          <table:table-cell/>
          <table:table-cell table:formula="of:=[.A10]-[.A9]" office:value-type="float" office:value="2" calcext:value-type="float">
            <text:p>2</text:p>
          </table:table-cell>
          <table:table-cell table:formula="of:=-1*[.$B$2]*LN(([.A9]+[.D9])/[.$B$1])" office:value-type="float" office:value="4581.45365937078" calcext:value-type="float">
            <text:p>4581.45365937078</text:p>
          </table:table-cell>
          <table:table-cell table:formula="of:=ABS([.E9]-[.B9])" office:value-type="float" office:value="1115.71775657105" calcext:value-type="float">
            <text:p>1115.71775657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[.$B$2]*LN([.A10]/[.$B$1])" office:value-type="float" office:value="4581.45365937078" calcext:value-type="float">
            <text:p>4581.45365937078</text:p>
          </table:table-cell>
          <table:table-cell/>
          <table:table-cell table:formula="of:=[.A11]-[.A10]" office:value-type="float" office:value="5" calcext:value-type="float">
            <text:p>5</text:p>
          </table:table-cell>
          <table:table-cell table:formula="of:=-1*[.$B$2]*LN(([.A10]+[.D10])/[.$B$1])" office:value-type="float" office:value="2554.12811882995" calcext:value-type="float">
            <text:p>2554.12811882995</text:p>
          </table:table-cell>
          <table:table-cell table:formula="of:=ABS([.E10]-[.B10])" office:value-type="float" office:value="2027.32554054082" calcext:value-type="float">
            <text:p>2027.32554054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[.$B$2]*LN([.A11]/[.$B$1])" office:value-type="float" office:value="2554.12811882995" calcext:value-type="float">
            <text:p>2554.12811882995</text:p>
          </table:table-cell>
          <table:table-cell/>
          <table:table-cell table:formula="of:=[.A12]-[.A11]" office:value-type="float" office:value="5" calcext:value-type="float">
            <text:p>5</text:p>
          </table:table-cell>
          <table:table-cell table:formula="of:=-1*[.$B$2]*LN(([.A11]+[.D11])/[.$B$1])" office:value-type="float" office:value="1115.71775657105" calcext:value-type="float">
            <text:p>1115.71775657105</text:p>
          </table:table-cell>
          <table:table-cell table:formula="of:=ABS([.E11]-[.B11])" office:value-type="float" office:value="1438.41036225891" calcext:value-type="float">
            <text:p>1438.410362258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[.$B$2]*LN([.A12]/[.$B$1])" office:value-type="float" office:value="1115.71775657105" calcext:value-type="float">
            <text:p>1115.71775657105</text:p>
          </table:table-cell>
          <table:table-cell/>
          <table:table-cell table:formula="of:=[.A13]-[.A12]" office:value-type="float" office:value="5" calcext:value-type="float">
            <text:p>5</text:p>
          </table:table-cell>
          <table:table-cell table:formula="of:=-1*[.$B$2]*LN(([.A12]+[.D12])/[.$B$1])" office:value-type="float" office:value="-0" calcext:value-type="float">
            <text:p>0</text:p>
          </table:table-cell>
          <table:table-cell table:formula="of:=ABS([.E12]-[.B12])" office:value-type="float" office:value="1115.71775657105" calcext:value-type="float">
            <text:p>1115.717756571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[.$B$2]*LN([.A13]/[.$B$1])" office:value-type="float" office:value="-0" calcext:value-type="float">
            <text:p>0</text:p>
          </table:table-cell>
          <table:table-cell/>
          <table:table-cell table:formula="of:=[.A14]-[.A13]" office:value-type="float" office:value="5" calcext:value-type="float">
            <text:p>5</text:p>
          </table:table-cell>
          <table:table-cell table:formula="of:=-1*[.$B$2]*LN(([.A13]+[.D13])/[.$B$1])" office:value-type="float" office:value="-911.607783969773" calcext:value-type="float">
            <text:p>-911.607783969773</text:p>
          </table:table-cell>
          <table:table-cell table:formula="of:=ABS([.E13]-[.B13])" office:value-type="float" office:value="911.607783969773" calcext:value-type="float">
            <text:p>911.6077839697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[.$B$2]*LN([.A14]/[.$B$1])" office:value-type="float" office:value="-911.607783969773" calcext:value-type="float">
            <text:p>-911.607783969773</text:p>
          </table:table-cell>
          <table:table-cell/>
          <table:table-cell table:formula="of:=[.A15]-[.A14]" office:value-type="float" office:value="5" calcext:value-type="float">
            <text:p>5</text:p>
          </table:table-cell>
          <table:table-cell table:formula="of:=-1*[.$B$2]*LN(([.A14]+[.D14])/[.$B$1])" office:value-type="float" office:value="-1682.36118310606" calcext:value-type="float">
            <text:p>-1682.36118310606</text:p>
          </table:table-cell>
          <table:table-cell table:formula="of:=ABS([.E14]-[.B14])" office:value-type="float" office:value="770.753399136292" calcext:value-type="float">
            <text:p>770.7533991362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[.$B$2]*LN([.A15]/[.$B$1])" office:value-type="float" office:value="-1682.36118310606" calcext:value-type="float">
            <text:p>-1682.36118310606</text:p>
          </table:table-cell>
          <table:table-cell/>
          <table:table-cell table:formula="of:=[.A16]-[.A15]" office:value-type="float" office:value="5" calcext:value-type="float">
            <text:p>5</text:p>
          </table:table-cell>
          <table:table-cell table:formula="of:=-1*[.$B$2]*LN(([.A15]+[.D15])/[.$B$1])" office:value-type="float" office:value="-2350.01814622868" calcext:value-type="float">
            <text:p>-2350.01814622868</text:p>
          </table:table-cell>
          <table:table-cell table:formula="of:=ABS([.E15]-[.B15])" office:value-type="float" office:value="667.656963122614" calcext:value-type="float">
            <text:p>667.6569631226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-[.$B$2]*LN([.A16]/[.$B$1])" office:value-type="float" office:value="-2350.01814622868" calcext:value-type="float">
            <text:p>-2350.01814622868</text:p>
          </table:table-cell>
          <table:table-cell/>
          <table:table-cell table:formula="of:=[.A17]-[.A16]" office:value-type="float" office:value="5" calcext:value-type="float">
            <text:p>5</text:p>
          </table:table-cell>
          <table:table-cell table:formula="of:=-1*[.$B$2]*LN(([.A16]+[.D16])/[.$B$1])" office:value-type="float" office:value="-2938.9333245106" calcext:value-type="float">
            <text:p>-2938.9333245106</text:p>
          </table:table-cell>
          <table:table-cell table:formula="of:=ABS([.E16]-[.B16])" office:value-type="float" office:value="588.915178281917" calcext:value-type="float">
            <text:p>588.9151782819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[.$B$2]*LN([.A17]/[.$B$1])" office:value-type="float" office:value="-2938.9333245106" calcext:value-type="float">
            <text:p>-2938.9333245106</text:p>
          </table:table-cell>
          <table:table-cell/>
          <table:table-cell table:style-name="ce5" table:formula="of:=[.A18]-[.A17]" office:value-type="float" office:value="5" calcext:value-type="float">
            <text:p>5</text:p>
          </table:table-cell>
          <table:table-cell table:style-name="ce5" table:formula="of:=-1*[.$B$2]*LN(([.A17]+[.D17])/[.$B$1])" office:value-type="float" office:value="-3465.73590279973" calcext:value-type="float">
            <text:p>-3465.73590279973</text:p>
          </table:table-cell>
          <table:table-cell table:style-name="ce5" table:formula="of:=ABS([.E17]-[.B17])" office:value-type="float" office:value="526.802578289131" calcext:value-type="float">
            <text:p>526.802578289131</text:p>
          </table:table-cell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12" table:formula="of:=-[.$B$2]*LN([.A18]/[.$B$1])" office:value-type="float" office:value="-3465.73590279973" calcext:value-type="float">
            <text:p>-3465.73590279973</text:p>
          </table:table-cell>
          <table:table-cell/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1 = (-1) * token-I * ln(bch1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2 = (-1) * token-I * ln((bchIn+bch1)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-out = abs(token2 – token1)</text:p>
          </table:table-cell>
          <table:table-cell table:style-name="Default"/>
          <table:table-cell/>
          <table:table-cell table:style-name="Default" table:number-columns-repeated="3"/>
        </table:table-row>
      </table:table>
      <table:table table:name="bch-for-tokens" table:style-name="ta1">
        <table:table-column table:style-name="co5" table:default-cell-style-name="ce8"/>
        <table:table-column table:style-name="co5" table:default-cell-style-name="ce11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" calcext:value-type="float">
            <text:p>50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Original calculation</text:p>
          </table:table-cell>
          <table:table-cell table:style-name="ce16" table:number-columns-repeated="4"/>
          <table:table-cell table:style-name="ce10"/>
        </table:table-row>
        <table:table-row table:style-name="ro1">
          <table:table-cell table:style-name="ce7" office:value-type="string" calcext:value-type="string">
            <text:p>Token Balance (token1)</text:p>
          </table:table-cell>
          <table:table-cell table:style-name="ce10" office:value-type="string" calcext:value-type="string">
            <text:p>BCH Balance (bch1)</text:p>
          </table:table-cell>
          <table:table-cell/>
          <table:table-cell table:style-name="ce13" office:value-type="string" calcext:value-type="string">
            <text:p>Tokens In</text:p>
          </table:table-cell>
          <table:table-cell table:style-name="ce13" office:value-type="string" calcext:value-type="string">
            <text:p>bch2</text:p>
          </table:table-cell>
          <table:table-cell table:style-name="ce13" office:value-type="string" calcext:value-type="string">
            <text:p>Bch-out</text:p>
          </table:table-cell>
        </table:table-row>
        <table:table-row table:style-name="ro1">
          <table:table-cell office:value-type="float" office:value="-20000" calcext:value-type="float">
            <text:p>-20000</text:p>
          </table:table-cell>
          <table:table-cell table:formula="of:=[.$B$1]*EXP(-[.A6]/[.$B$2])" office:value-type="float" office:value="1364.95375082861" calcext:value-type="float">
            <text:p>1364.95375082861</text:p>
          </table:table-cell>
          <table:table-cell/>
          <table:table-cell table:formula="of:=[.A7]-[.A6]" office:value-type="float" office:value="2000" calcext:value-type="float">
            <text:p>2000</text:p>
          </table:table-cell>
          <table:table-cell table:formula="of:=[.$B$1]*EXP(-([.D6]+[.A6])/[.$B$2])" office:value-type="float" office:value="914.95586109195" calcext:value-type="float">
            <text:p>914.95586109195</text:p>
          </table:table-cell>
          <table:table-cell table:formula="of:=ABS([.E6]-[.B6])" office:value-type="float" office:value="449.997889736656" calcext:value-type="float">
            <text:p>449.997889736656</text:p>
          </table:table-cell>
        </table:table-row>
        <table:table-row table:style-name="ro1">
          <table:table-cell office:value-type="float" office:value="-18000" calcext:value-type="float">
            <text:p>-18000</text:p>
          </table:table-cell>
          <table:table-cell table:formula="of:=[.$B$1]*EXP(-[.A7]/[.$B$2])" office:value-type="float" office:value="914.95586109195" calcext:value-type="float">
            <text:p>914.95586109195</text:p>
          </table:table-cell>
          <table:table-cell/>
          <table:table-cell table:formula="of:=[.A8]-[.A7]" office:value-type="float" office:value="2000" calcext:value-type="float">
            <text:p>2000</text:p>
          </table:table-cell>
          <table:table-cell table:formula="of:=[.$B$1]*EXP(-([.D7]+[.A7])/[.$B$2])" office:value-type="float" office:value="613.313254927734" calcext:value-type="float">
            <text:p>613.313254927734</text:p>
          </table:table-cell>
          <table:table-cell table:formula="of:=ABS([.E7]-[.B7])" office:value-type="float" office:value="301.642606164216" calcext:value-type="float">
            <text:p>301.642606164216</text:p>
          </table:table-cell>
        </table:table-row>
        <table:table-row table:style-name="ro1">
          <table:table-cell table:formula="of:=[.A7]+2000" office:value-type="float" office:value="-16000" calcext:value-type="float">
            <text:p>-16000</text:p>
          </table:table-cell>
          <table:table-cell table:formula="of:=[.$B$1]*EXP(-[.A8]/[.$B$2])" office:value-type="float" office:value="613.313254927734" calcext:value-type="float">
            <text:p>613.313254927734</text:p>
          </table:table-cell>
          <table:table-cell/>
          <table:table-cell table:formula="of:=[.A9]-[.A8]" office:value-type="float" office:value="2000" calcext:value-type="float">
            <text:p>2000</text:p>
          </table:table-cell>
          <table:table-cell table:formula="of:=[.$B$1]*EXP(-([.D8]+[.A8])/[.$B$2])" office:value-type="float" office:value="411.116169277426" calcext:value-type="float">
            <text:p>411.116169277426</text:p>
          </table:table-cell>
          <table:table-cell table:formula="of:=ABS([.E8]-[.B8])" office:value-type="float" office:value="202.197085650308" calcext:value-type="float">
            <text:p>202.197085650308</text:p>
          </table:table-cell>
        </table:table-row>
        <table:table-row table:style-name="ro1">
          <table:table-cell table:formula="of:=[.A8]+2000" office:value-type="float" office:value="-14000" calcext:value-type="float">
            <text:p>-14000</text:p>
          </table:table-cell>
          <table:table-cell table:formula="of:=[.$B$1]*EXP(-[.A9]/[.$B$2])" office:value-type="float" office:value="411.116169277426" calcext:value-type="float">
            <text:p>411.116169277426</text:p>
          </table:table-cell>
          <table:table-cell/>
          <table:table-cell table:formula="of:=[.A10]-[.A9]" office:value-type="float" office:value="2000" calcext:value-type="float">
            <text:p>2000</text:p>
          </table:table-cell>
          <table:table-cell table:formula="of:=[.$B$1]*EXP(-([.D9]+[.A9])/[.$B$2])" office:value-type="float" office:value="275.57940951604" calcext:value-type="float">
            <text:p>275.57940951604</text:p>
          </table:table-cell>
          <table:table-cell table:formula="of:=ABS([.E9]-[.B9])" office:value-type="float" office:value="135.536759761386" calcext:value-type="float">
            <text:p>135.536759761386</text:p>
          </table:table-cell>
        </table:table-row>
        <table:table-row table:style-name="ro1">
          <table:table-cell table:formula="of:=[.A9]+2000" office:value-type="float" office:value="-12000" calcext:value-type="float">
            <text:p>-12000</text:p>
          </table:table-cell>
          <table:table-cell table:formula="of:=[.$B$1]*EXP(-[.A10]/[.$B$2])" office:value-type="float" office:value="275.57940951604" calcext:value-type="float">
            <text:p>275.57940951604</text:p>
          </table:table-cell>
          <table:table-cell/>
          <table:table-cell table:formula="of:=[.A11]-[.A10]" office:value-type="float" office:value="2000" calcext:value-type="float">
            <text:p>2000</text:p>
          </table:table-cell>
          <table:table-cell table:formula="of:=[.$B$1]*EXP(-([.D10]+[.A10])/[.$B$2])" office:value-type="float" office:value="184.726402473266" calcext:value-type="float">
            <text:p>184.726402473266</text:p>
          </table:table-cell>
          <table:table-cell table:formula="of:=ABS([.E10]-[.B10])" office:value-type="float" office:value="90.8530070427738" calcext:value-type="float">
            <text:p>90.8530070427738</text:p>
          </table:table-cell>
        </table:table-row>
        <table:table-row table:style-name="ro1">
          <table:table-cell table:formula="of:=[.A10]+2000" office:value-type="float" office:value="-10000" calcext:value-type="float">
            <text:p>-10000</text:p>
          </table:table-cell>
          <table:table-cell table:formula="of:=[.$B$1]*EXP(-[.A11]/[.$B$2])" office:value-type="float" office:value="184.726402473266" calcext:value-type="float">
            <text:p>184.726402473266</text:p>
          </table:table-cell>
          <table:table-cell/>
          <table:table-cell table:formula="of:=[.A12]-[.A11]" office:value-type="float" office:value="2000" calcext:value-type="float">
            <text:p>2000</text:p>
          </table:table-cell>
          <table:table-cell table:formula="of:=[.$B$1]*EXP(-([.D11]+[.A11])/[.$B$2])" office:value-type="float" office:value="123.825810609878" calcext:value-type="float">
            <text:p>123.825810609878</text:p>
          </table:table-cell>
          <table:table-cell table:formula="of:=ABS([.E11]-[.B11])" office:value-type="float" office:value="60.9005918633884" calcext:value-type="float">
            <text:p>60.9005918633884</text:p>
          </table:table-cell>
        </table:table-row>
        <table:table-row table:style-name="ro1">
          <table:table-cell table:formula="of:=[.A11]+2000" office:value-type="float" office:value="-8000" calcext:value-type="float">
            <text:p>-8000</text:p>
          </table:table-cell>
          <table:table-cell table:formula="of:=[.$B$1]*EXP(-[.A12]/[.$B$2])" office:value-type="float" office:value="123.825810609878" calcext:value-type="float">
            <text:p>123.825810609878</text:p>
          </table:table-cell>
          <table:table-cell/>
          <table:table-cell table:formula="of:=[.A13]-[.A12]" office:value-type="float" office:value="2000" calcext:value-type="float">
            <text:p>2000</text:p>
          </table:table-cell>
          <table:table-cell table:formula="of:=[.$B$1]*EXP(-([.D12]+[.A12])/[.$B$2])" office:value-type="float" office:value="83.0029230684137" calcext:value-type="float">
            <text:p>83.0029230684137</text:p>
          </table:table-cell>
          <table:table-cell table:formula="of:=ABS([.E12]-[.B12])" office:value-type="float" office:value="40.8228875414642" calcext:value-type="float">
            <text:p>40.8228875414642</text:p>
          </table:table-cell>
        </table:table-row>
        <table:table-row table:style-name="ro1">
          <table:table-cell table:formula="of:=[.A12]+2000" office:value-type="float" office:value="-6000" calcext:value-type="float">
            <text:p>-6000</text:p>
          </table:table-cell>
          <table:table-cell table:formula="of:=[.$B$1]*EXP(-[.A13]/[.$B$2])" office:value-type="float" office:value="83.0029230684137" calcext:value-type="float">
            <text:p>83.0029230684137</text:p>
          </table:table-cell>
          <table:table-cell/>
          <table:table-cell table:formula="of:=[.A14]-[.A13]" office:value-type="float" office:value="2000" calcext:value-type="float">
            <text:p>2000</text:p>
          </table:table-cell>
          <table:table-cell table:formula="of:=[.$B$1]*EXP(-([.D13]+[.A13])/[.$B$2])" office:value-type="float" office:value="55.6385232123117" calcext:value-type="float">
            <text:p>55.6385232123117</text:p>
          </table:table-cell>
          <table:table-cell table:formula="of:=ABS([.E13]-[.B13])" office:value-type="float" office:value="27.364399856102" calcext:value-type="float">
            <text:p>27.364399856102</text:p>
          </table:table-cell>
        </table:table-row>
        <table:table-row table:style-name="ro1">
          <table:table-cell table:formula="of:=[.A13]+2000" office:value-type="float" office:value="-4000" calcext:value-type="float">
            <text:p>-4000</text:p>
          </table:table-cell>
          <table:table-cell table:formula="of:=[.$B$1]*EXP(-[.A14]/[.$B$2])" office:value-type="float" office:value="55.6385232123117" calcext:value-type="float">
            <text:p>55.6385232123117</text:p>
          </table:table-cell>
          <table:table-cell/>
          <table:table-cell table:formula="of:=[.A15]-[.A14]" office:value-type="float" office:value="2000" calcext:value-type="float">
            <text:p>2000</text:p>
          </table:table-cell>
          <table:table-cell table:formula="of:=[.$B$1]*EXP(-([.D14]+[.A14])/[.$B$2])" office:value-type="float" office:value="37.2956174410318" calcext:value-type="float">
            <text:p>37.2956174410318</text:p>
          </table:table-cell>
          <table:table-cell table:formula="of:=ABS([.E14]-[.B14])" office:value-type="float" office:value="18.3429057712799" calcext:value-type="float">
            <text:p>18.3429057712799</text:p>
          </table:table-cell>
        </table:table-row>
        <table:table-row table:style-name="ro1">
          <table:table-cell table:formula="of:=[.A14]+2000" office:value-type="float" office:value="-2000" calcext:value-type="float">
            <text:p>-2000</text:p>
          </table:table-cell>
          <table:table-cell table:formula="of:=[.$B$1]*EXP(-[.A15]/[.$B$2])" office:value-type="float" office:value="37.2956174410318" calcext:value-type="float">
            <text:p>37.2956174410318</text:p>
          </table:table-cell>
          <table:table-cell/>
          <table:table-cell table:formula="of:=[.A16]-[.A15]" office:value-type="float" office:value="2000" calcext:value-type="float">
            <text:p>2000</text:p>
          </table:table-cell>
          <table:table-cell table:formula="of:=[.$B$1]*EXP(-([.D15]+[.A15])/[.$B$2])" office:value-type="float" office:value="25" calcext:value-type="float">
            <text:p>25</text:p>
          </table:table-cell>
          <table:table-cell table:formula="of:=ABS([.E15]-[.B15])" office:value-type="float" office:value="12.2956174410318" calcext:value-type="float">
            <text:p>12.2956174410318</text:p>
          </table:table-cell>
        </table:table-row>
        <table:table-row table:style-name="ro1">
          <table:table-cell table:formula="of:=[.A15]+2000" office:value-type="float" office:value="0" calcext:value-type="float">
            <text:p>0</text:p>
          </table:table-cell>
          <table:table-cell table:formula="of:=[.$B$1]*EXP(-[.A16]/[.$B$2])" office:value-type="float" office:value="25" calcext:value-type="float">
            <text:p>25</text:p>
          </table:table-cell>
          <table:table-cell/>
          <table:table-cell table:formula="of:=[.A17]-[.A16]" office:value-type="float" office:value="2000" calcext:value-type="float">
            <text:p>2000</text:p>
          </table:table-cell>
          <table:table-cell table:formula="of:=[.$B$1]*EXP(-([.D16]+[.A16])/[.$B$2])" office:value-type="float" office:value="16.758001150891" calcext:value-type="float">
            <text:p>16.758001150891</text:p>
          </table:table-cell>
          <table:table-cell table:formula="of:=ABS([.E16]-[.B16])" office:value-type="float" office:value="8.24199884910902" calcext:value-type="float">
            <text:p>8.24199884910902</text:p>
          </table:table-cell>
        </table:table-row>
        <table:table-row table:style-name="ro1">
          <table:table-cell table:formula="of:=[.A16]+2000" office:value-type="float" office:value="2000" calcext:value-type="float">
            <text:p>2000</text:p>
          </table:table-cell>
          <table:table-cell table:formula="of:=[.$B$1]*EXP(-[.A17]/[.$B$2])" office:value-type="float" office:value="16.758001150891" calcext:value-type="float">
            <text:p>16.758001150891</text:p>
          </table:table-cell>
          <table:table-cell/>
          <table:table-cell table:formula="of:=[.A18]-[.A17]" office:value-type="float" office:value="2000" calcext:value-type="float">
            <text:p>2000</text:p>
          </table:table-cell>
          <table:table-cell table:formula="of:=[.$B$1]*EXP(-([.D17]+[.A17])/[.$B$2])" office:value-type="float" office:value="11.2332241029305" calcext:value-type="float">
            <text:p>11.2332241029305</text:p>
          </table:table-cell>
          <table:table-cell table:formula="of:=ABS([.E17]-[.B17])" office:value-type="float" office:value="5.52477704796045" calcext:value-type="float">
            <text:p>5.52477704796045</text:p>
          </table:table-cell>
        </table:table-row>
        <table:table-row table:style-name="ro1">
          <table:table-cell table:formula="of:=[.A17]+2000" office:value-type="float" office:value="4000" calcext:value-type="float">
            <text:p>4000</text:p>
          </table:table-cell>
          <table:table-cell table:formula="of:=[.$B$1]*EXP(-[.A18]/[.$B$2])" office:value-type="float" office:value="11.2332241029305" calcext:value-type="float">
            <text:p>11.2332241029305</text:p>
          </table:table-cell>
          <table:table-cell/>
          <table:table-cell table:formula="of:=[.A19]-[.A18]" office:value-type="float" office:value="2000" calcext:value-type="float">
            <text:p>2000</text:p>
          </table:table-cell>
          <table:table-cell table:formula="of:=[.$B$1]*EXP(-([.D18]+[.A18])/[.$B$2])" office:value-type="float" office:value="7.52985529780505" calcext:value-type="float">
            <text:p>7.52985529780505</text:p>
          </table:table-cell>
          <table:table-cell table:formula="of:=ABS([.E18]-[.B18])" office:value-type="float" office:value="3.70336880512549" calcext:value-type="float">
            <text:p>3.70336880512549</text:p>
          </table:table-cell>
        </table:table-row>
        <table:table-row table:style-name="ro1">
          <table:table-cell table:formula="of:=[.A18]+2000" office:value-type="float" office:value="6000" calcext:value-type="float">
            <text:p>6000</text:p>
          </table:table-cell>
          <table:table-cell table:formula="of:=[.$B$1]*EXP(-[.A19]/[.$B$2])" office:value-type="float" office:value="7.52985529780505" calcext:value-type="float">
            <text:p>7.52985529780505</text:p>
          </table:table-cell>
          <table:table-cell/>
          <table:table-cell table:formula="of:=[.A20]-[.A19]" office:value-type="float" office:value="2000" calcext:value-type="float">
            <text:p>2000</text:p>
          </table:table-cell>
          <table:table-cell table:formula="of:=[.$B$1]*EXP(-([.D19]+[.A19])/[.$B$2])" office:value-type="float" office:value="5.04741294986638" calcext:value-type="float">
            <text:p>5.04741294986638</text:p>
          </table:table-cell>
          <table:table-cell table:formula="of:=ABS([.E19]-[.B19])" office:value-type="float" office:value="2.48244234793867" calcext:value-type="float">
            <text:p>2.48244234793867</text:p>
          </table:table-cell>
        </table:table-row>
        <table:table-row table:style-name="ro1">
          <table:table-cell table:formula="of:=[.A19]+2000" office:value-type="float" office:value="8000" calcext:value-type="float">
            <text:p>8000</text:p>
          </table:table-cell>
          <table:table-cell table:formula="of:=[.$B$1]*EXP(-[.A20]/[.$B$2])" office:value-type="float" office:value="5.04741294986638" calcext:value-type="float">
            <text:p>5.04741294986638</text:p>
          </table:table-cell>
          <table:table-cell/>
          <table:table-cell table:formula="of:=[.A21]-[.A20]" office:value-type="float" office:value="2000" calcext:value-type="float">
            <text:p>2000</text:p>
          </table:table-cell>
          <table:table-cell table:formula="of:=[.$B$1]*EXP(-([.D20]+[.A20])/[.$B$2])" office:value-type="float" office:value="3.38338208091532" calcext:value-type="float">
            <text:p>3.38338208091532</text:p>
          </table:table-cell>
          <table:table-cell table:formula="of:=ABS([.E20]-[.B20])" office:value-type="float" office:value="1.66403086895107" calcext:value-type="float">
            <text:p>1.66403086895107</text:p>
          </table:table-cell>
        </table:table-row>
        <table:table-row table:style-name="ro1">
          <table:table-cell table:style-name="ce9" table:formula="of:=[.A20]+2000" office:value-type="float" office:value="10000" calcext:value-type="float">
            <text:p>10000</text:p>
          </table:table-cell>
          <table:table-cell table:style-name="ce12" table:formula="of:=[.$B$1]*EXP(-[.A21]/[.$B$2])" office:value-type="float" office:value="3.38338208091532" calcext:value-type="float">
            <text:p>3.38338208091532</text:p>
          </table:table-cell>
          <table:table-cell table:style-name="ce17"/>
          <table:table-cell table:style-name="ce5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1 = BCH-I * e^(-1*(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2 = BCH-I * e^(-1*(tokenIn+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-out = abs(bch2 – bch1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BCH-based calculation</text:p>
          </table:table-cell>
          <table:table-cell table:style-name="ce16" table:number-columns-repeated="4"/>
          <table:table-cell table:style-name="ce10"/>
        </table:table-row>
        <table:table-row table:style-name="ro1">
          <table:table-cell table:style-name="ce7" office:value-type="string" calcext:value-type="string">
            <text:p>BCH Balance (bch1)</text:p>
          </table:table-cell>
          <table:table-cell table:style-name="ce10" office:value-type="string" calcext:value-type="string">
            <text:p>Token Balance (token1)</text:p>
          </table:table-cell>
          <table:table-cell/>
          <table:table-cell table:style-name="ce13" office:value-type="string" calcext:value-type="string">
            <text:p>Tokens In</text:p>
          </table:table-cell>
          <table:table-cell table:style-name="ce13" office:value-type="string" calcext:value-type="string">
            <text:p>bch2</text:p>
          </table:table-cell>
          <table:table-cell table:style-name="ce13" office:value-type="string" calcext:value-type="string">
            <text:p>Bch-out</text:p>
          </table:table-cell>
        </table:table-row>
        <table:table-row table:style-name="ro1">
          <table:table-cell office:value-type="float" office:value="1364.95375082861" calcext:value-type="float">
            <text:p>1364.95375082861</text:p>
          </table:table-cell>
          <table:table-cell table:formula="of:=-1*[.$B$2]*LN([.A29]/[.$B$1])" office:value-type="float" office:value="-20000" calcext:value-type="float">
            <text:p>-20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29]+[.B29])/[.$B$2])" office:value-type="float" office:value="914.95586109195" calcext:value-type="float">
            <text:p>914.95586109195</text:p>
          </table:table-cell>
          <table:table-cell table:formula="of:=ABS([.E29]-[.A29])" office:value-type="float" office:value="449.997889736656" calcext:value-type="float">
            <text:p>449.997889736656</text:p>
          </table:table-cell>
        </table:table-row>
        <table:table-row table:style-name="ro1">
          <table:table-cell office:value-type="float" office:value="914.95586109195" calcext:value-type="float">
            <text:p>914.95586109195</text:p>
          </table:table-cell>
          <table:table-cell table:formula="of:=-1*[.$B$2]*LN([.A30]/[.$B$1])" office:value-type="float" office:value="-18000" calcext:value-type="float">
            <text:p>-18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0]+[.B30])/[.$B$2])" office:value-type="float" office:value="613.313254927734" calcext:value-type="float">
            <text:p>613.313254927734</text:p>
          </table:table-cell>
          <table:table-cell table:formula="of:=ABS([.E30]-[.A30])" office:value-type="float" office:value="301.642606164216" calcext:value-type="float">
            <text:p>301.642606164216</text:p>
          </table:table-cell>
        </table:table-row>
        <table:table-row table:style-name="ro1">
          <table:table-cell office:value-type="float" office:value="613.313254927734" calcext:value-type="float">
            <text:p>613.313254927734</text:p>
          </table:table-cell>
          <table:table-cell table:formula="of:=-1*[.$B$2]*LN([.A31]/[.$B$1])" office:value-type="float" office:value="-16000" calcext:value-type="float">
            <text:p>-16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1]+[.B31])/[.$B$2])" office:value-type="float" office:value="411.116169277426" calcext:value-type="float">
            <text:p>411.116169277426</text:p>
          </table:table-cell>
          <table:table-cell table:formula="of:=ABS([.E31]-[.A31])" office:value-type="float" office:value="202.197085650308" calcext:value-type="float">
            <text:p>202.197085650308</text:p>
          </table:table-cell>
        </table:table-row>
        <table:table-row table:style-name="ro1">
          <table:table-cell office:value-type="float" office:value="411.116169277426" calcext:value-type="float">
            <text:p>411.116169277426</text:p>
          </table:table-cell>
          <table:table-cell table:formula="of:=-1*[.$B$2]*LN([.A32]/[.$B$1])" office:value-type="float" office:value="-14000" calcext:value-type="float">
            <text:p>-14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2]+[.B32])/[.$B$2])" office:value-type="float" office:value="275.57940951604" calcext:value-type="float">
            <text:p>275.57940951604</text:p>
          </table:table-cell>
          <table:table-cell table:formula="of:=ABS([.E32]-[.A32])" office:value-type="float" office:value="135.536759761386" calcext:value-type="float">
            <text:p>135.536759761386</text:p>
          </table:table-cell>
        </table:table-row>
        <table:table-row table:style-name="ro1">
          <table:table-cell office:value-type="float" office:value="275.57940951604" calcext:value-type="float">
            <text:p>275.57940951604</text:p>
          </table:table-cell>
          <table:table-cell table:formula="of:=-1*[.$B$2]*LN([.A33]/[.$B$1])" office:value-type="float" office:value="-12000" calcext:value-type="float">
            <text:p>-12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3]+[.B33])/[.$B$2])" office:value-type="float" office:value="184.726402473266" calcext:value-type="float">
            <text:p>184.726402473266</text:p>
          </table:table-cell>
          <table:table-cell table:formula="of:=ABS([.E33]-[.A33])" office:value-type="float" office:value="90.8530070427738" calcext:value-type="float">
            <text:p>90.8530070427738</text:p>
          </table:table-cell>
        </table:table-row>
        <table:table-row table:style-name="ro1">
          <table:table-cell office:value-type="float" office:value="184.726402473266" calcext:value-type="float">
            <text:p>184.726402473266</text:p>
          </table:table-cell>
          <table:table-cell table:formula="of:=-1*[.$B$2]*LN([.A34]/[.$B$1])" office:value-type="float" office:value="-10000" calcext:value-type="float">
            <text:p>-10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4]+[.B34])/[.$B$2])" office:value-type="float" office:value="123.825810609878" calcext:value-type="float">
            <text:p>123.825810609878</text:p>
          </table:table-cell>
          <table:table-cell table:formula="of:=ABS([.E34]-[.A34])" office:value-type="float" office:value="60.9005918633884" calcext:value-type="float">
            <text:p>60.9005918633884</text:p>
          </table:table-cell>
        </table:table-row>
        <table:table-row table:style-name="ro1">
          <table:table-cell office:value-type="float" office:value="123.825810609878" calcext:value-type="float">
            <text:p>123.825810609878</text:p>
          </table:table-cell>
          <table:table-cell table:formula="of:=-1*[.$B$2]*LN([.A35]/[.$B$1])" office:value-type="float" office:value="-8000" calcext:value-type="float">
            <text:p>-8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5]+[.B35])/[.$B$2])" office:value-type="float" office:value="83.0029230684137" calcext:value-type="float">
            <text:p>83.0029230684137</text:p>
          </table:table-cell>
          <table:table-cell table:formula="of:=ABS([.E35]-[.A35])" office:value-type="float" office:value="40.8228875414642" calcext:value-type="float">
            <text:p>40.8228875414642</text:p>
          </table:table-cell>
        </table:table-row>
        <table:table-row table:style-name="ro1">
          <table:table-cell office:value-type="float" office:value="83.0029230684137" calcext:value-type="float">
            <text:p>83.0029230684137</text:p>
          </table:table-cell>
          <table:table-cell table:formula="of:=-1*[.$B$2]*LN([.A36]/[.$B$1])" office:value-type="float" office:value="-6000" calcext:value-type="float">
            <text:p>-6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6]+[.B36])/[.$B$2])" office:value-type="float" office:value="55.6385232123117" calcext:value-type="float">
            <text:p>55.6385232123117</text:p>
          </table:table-cell>
          <table:table-cell table:formula="of:=ABS([.E36]-[.A36])" office:value-type="float" office:value="27.364399856102" calcext:value-type="float">
            <text:p>27.364399856102</text:p>
          </table:table-cell>
        </table:table-row>
        <table:table-row table:style-name="ro1">
          <table:table-cell office:value-type="float" office:value="55.6385232123117" calcext:value-type="float">
            <text:p>55.6385232123117</text:p>
          </table:table-cell>
          <table:table-cell table:formula="of:=-1*[.$B$2]*LN([.A37]/[.$B$1])" office:value-type="float" office:value="-4000" calcext:value-type="float">
            <text:p>-4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7]+[.B37])/[.$B$2])" office:value-type="float" office:value="37.2956174410318" calcext:value-type="float">
            <text:p>37.2956174410318</text:p>
          </table:table-cell>
          <table:table-cell table:formula="of:=ABS([.E37]-[.A37])" office:value-type="float" office:value="18.3429057712799" calcext:value-type="float">
            <text:p>18.3429057712799</text:p>
          </table:table-cell>
        </table:table-row>
        <table:table-row table:style-name="ro1">
          <table:table-cell office:value-type="float" office:value="37.2956174410318" calcext:value-type="float">
            <text:p>37.2956174410318</text:p>
          </table:table-cell>
          <table:table-cell table:formula="of:=-1*[.$B$2]*LN([.A38]/[.$B$1])" office:value-type="float" office:value="-2000" calcext:value-type="float">
            <text:p>-2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8]+[.B38])/[.$B$2])" office:value-type="float" office:value="25" calcext:value-type="float">
            <text:p>25</text:p>
          </table:table-cell>
          <table:table-cell table:formula="of:=ABS([.E38]-[.A38])" office:value-type="float" office:value="12.2956174410318" calcext:value-type="float">
            <text:p>12.29561744103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1*[.$B$2]*LN([.A39]/[.$B$1])" office:value-type="float" office:value="-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9]+[.B39])/[.$B$2])" office:value-type="float" office:value="16.758001150891" calcext:value-type="float">
            <text:p>16.758001150891</text:p>
          </table:table-cell>
          <table:table-cell table:formula="of:=ABS([.E39]-[.A39])" office:value-type="float" office:value="8.24199884910902" calcext:value-type="float">
            <text:p>8.24199884910902</text:p>
          </table:table-cell>
        </table:table-row>
        <table:table-row table:style-name="ro1">
          <table:table-cell office:value-type="float" office:value="16.758001150891" calcext:value-type="float">
            <text:p>16.758001150891</text:p>
          </table:table-cell>
          <table:table-cell table:formula="of:=-1*[.$B$2]*LN([.A40]/[.$B$1])" office:value-type="float" office:value="2000" calcext:value-type="float">
            <text:p>2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40]+[.B40])/[.$B$2])" office:value-type="float" office:value="11.2332241029305" calcext:value-type="float">
            <text:p>11.2332241029305</text:p>
          </table:table-cell>
          <table:table-cell table:formula="of:=ABS([.E40]-[.A40])" office:value-type="float" office:value="5.52477704796045" calcext:value-type="float">
            <text:p>5.52477704796045</text:p>
          </table:table-cell>
        </table:table-row>
        <table:table-row table:style-name="ro1">
          <table:table-cell office:value-type="float" office:value="11.2332241029305" calcext:value-type="float">
            <text:p>11.2332241029305</text:p>
          </table:table-cell>
          <table:table-cell table:formula="of:=-1*[.$B$2]*LN([.A41]/[.$B$1])" office:value-type="float" office:value="4000" calcext:value-type="float">
            <text:p>4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41]+[.B41])/[.$B$2])" office:value-type="float" office:value="7.52985529780505" calcext:value-type="float">
            <text:p>7.52985529780505</text:p>
          </table:table-cell>
          <table:table-cell table:formula="of:=ABS([.E41]-[.A41])" office:value-type="float" office:value="3.70336880512549" calcext:value-type="float">
            <text:p>3.70336880512549</text:p>
          </table:table-cell>
        </table:table-row>
        <table:table-row table:style-name="ro1">
          <table:table-cell office:value-type="float" office:value="7.52985529780505" calcext:value-type="float">
            <text:p>7.52985529780505</text:p>
          </table:table-cell>
          <table:table-cell table:formula="of:=-1*[.$B$2]*LN([.A42]/[.$B$1])" office:value-type="float" office:value="6000" calcext:value-type="float">
            <text:p>6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42]+[.B42])/[.$B$2])" office:value-type="float" office:value="5.04741294986638" calcext:value-type="float">
            <text:p>5.04741294986638</text:p>
          </table:table-cell>
          <table:table-cell table:formula="of:=ABS([.E42]-[.A42])" office:value-type="float" office:value="2.48244234793867" calcext:value-type="float">
            <text:p>2.48244234793867</text:p>
          </table:table-cell>
        </table:table-row>
        <table:table-row table:style-name="ro1">
          <table:table-cell office:value-type="float" office:value="5.04741294986638" calcext:value-type="float">
            <text:p>5.04741294986638</text:p>
          </table:table-cell>
          <table:table-cell table:formula="of:=-1*[.$B$2]*LN([.A43]/[.$B$1])" office:value-type="float" office:value="8000" calcext:value-type="float">
            <text:p>8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43]+[.B43])/[.$B$2])" office:value-type="float" office:value="3.38338208091532" calcext:value-type="float">
            <text:p>3.38338208091532</text:p>
          </table:table-cell>
          <table:table-cell table:formula="of:=ABS([.E43]-[.A43])" office:value-type="float" office:value="1.66403086895107" calcext:value-type="float">
            <text:p>1.66403086895107</text:p>
          </table:table-cell>
        </table:table-row>
        <table:table-row table:style-name="ro1">
          <table:table-cell table:style-name="ce9" office:value-type="float" office:value="3.38338208091532" calcext:value-type="float">
            <text:p>3.38338208091532</text:p>
          </table:table-cell>
          <table:table-cell table:style-name="ce12" table:formula="of:=-1*[.$B$2]*LN([.A44]/[.$B$1])" office:value-type="float" office:value="10000" calcext:value-type="float">
            <text:p>10000</text:p>
          </table:table-cell>
          <table:table-cell table:style-name="ce17"/>
          <table:table-cell table:style-name="ce5" office:value-type="float" office:value="2000" calcext:value-type="float">
            <text:p>2000</text:p>
          </table:table-cell>
          <table:table-cell table:style-name="ce5" table:formula="of:=[.$B$1]*EXP(-([.D44]+[.B44])/[.$B$2])" office:value-type="float" office:value="2.26794883223531" calcext:value-type="float">
            <text:p>2.26794883223531</text:p>
          </table:table-cell>
          <table:table-cell table:style-name="ce5" table:formula="of:=ABS([.E44]-[.A44])" office:value-type="float" office:value="1.11543324868001" calcext:value-type="float">
            <text:p>1.1154332486800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5" office:value-type="string" calcext:value-type="string">
            <text:p>bch1 and tokenIn are already known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1 = -1 * token-I * ln(bch1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2 = BCH-I * e^(-1*(tokenIn+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-out = abs(bch2 – bch1)</text:p>
          </table:table-cell>
          <table:table-cell table:style-name="Default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1:09:20.660670237</meta:creation-date>
    <dc:date>2019-12-30T20:46:47.398140044</dc:date>
    <meta:editing-duration>PT1H38M50S</meta:editing-duration>
    <meta:editing-cycles>16</meta:editing-cycles>
    <meta:generator>LibreOffice/6.0.7.3$Linux_X86_64 LibreOffice_project/00m0$Build-3</meta:generator>
    <meta:document-statistic meta:table-count="5" meta:cell-count="3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token-range'.D1:'token-range'.E11" chart:data-source-has-labels="both" svg:x="1.331cm" svg:y="0.18cm" svg:width="12.291cm" svg:height="7.659cm">
          <chartooo:coordinate-region svg:x="1.847cm" svg:y="0.379cm" svg:width="11.31cm" svg:height="6.813cm"/>
          <chart:axis chart:dimension="x" chart:name="primary-x" chart:style-name="ch4" chartooo:axis-type="auto">
            <chart:title svg:x="6.334cm" svg:y="8.019cm" chart:style-name="ch5">
              <text:p>Token Balance</text:p>
            </chart:title>
            <chart:categories table:cell-range-address="'token-range'.D1:'token-range'.E1"/>
          </chart:axis>
          <chart:axis chart:dimension="y" chart:name="primary-y" chart:style-name="ch4">
            <chart:title svg:x="0.451cm" svg:y="5.045cm" chart:style-name="ch6">
              <text:p>BCH Balance</text:p>
            </chart:title>
            <chart:grid chart:style-name="ch7" chart:class="major"/>
          </chart:axis>
          <chart:series chart:style-name="ch8" chart:values-cell-range-address="'token-range'.E2:'token-range'.E11" chart:label-cell-address="'token-range'.E1:'token-range'.E1" chart:class="chart:scatter">
            <chart:domain table:cell-range-address="'token-range'.D2:'token-range'.D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CH</text:p>
                <draw:g>
                  <svg:desc>'token-range'.E1:'token-ran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ken Balance</text:p>
                <draw:g>
                  <svg:desc>'token-range'.D1:'token-range'.E1</svg:desc>
                </draw:g>
              </table:table-cell>
              <table:table-cell office:value-type="float" office:value="-10000">
                <text:p>-10000</text:p>
                <draw:g>
                  <svg:desc>'token-range'.D2:'token-range'.D11</svg:desc>
                </draw:g>
              </table:table-cell>
              <table:table-cell office:value-type="float" office:value="184.726402473266">
                <text:p>184.726402473266</text:p>
                <draw:g>
                  <svg:desc>'token-range'.E2:'token-range'.E11</svg:desc>
                </draw:g>
              </table:table-cell>
            </table:table-row>
            <table:table-row>
              <table:table-cell office:value-type="string">
                <text:p>BCH</text:p>
              </table:table-cell>
              <table:table-cell office:value-type="float" office:value="-7500">
                <text:p>-7500</text:p>
              </table:table-cell>
              <table:table-cell office:value-type="float" office:value="112.042226758452">
                <text:p>112.042226758452</text:p>
              </table:table-cell>
            </table:table-row>
            <table:table-row>
              <table:table-cell office:value-type="string"/>
              <table:table-cell office:value-type="float" office:value="-5000">
                <text:p>-5000</text:p>
              </table:table-cell>
              <table:table-cell office:value-type="float" office:value="67.9570457114761">
                <text:p>67.9570457114761</text:p>
              </table:table-cell>
            </table:table-row>
            <table:table-row>
              <table:table-cell office:value-type="string"/>
              <table:table-cell office:value-type="float" office:value="-2500">
                <text:p>-2500</text:p>
              </table:table-cell>
              <table:table-cell office:value-type="float" office:value="41.2180317675032">
                <text:p>41.21803176750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2500">
                <text:p>2500</text:p>
              </table:table-cell>
              <table:table-cell office:value-type="float" office:value="15.1632664928158">
                <text:p>15.1632664928158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9.19698602928606">
                <text:p>9.19698602928606</text:p>
              </table:table-cell>
            </table:table-row>
            <table:table-row>
              <table:table-cell office:value-type="string"/>
              <table:table-cell office:value-type="float" office:value="7500">
                <text:p>7500</text:p>
              </table:table-cell>
              <table:table-cell office:value-type="float" office:value="5.57825400371075">
                <text:p>5.57825400371075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3.38338208091532">
                <text:p>3.38338208091532</text:p>
              </table:table-cell>
            </table:table-row>
            <table:table-row>
              <table:table-cell office:value-type="string"/>
              <table:table-cell office:value-type="float" office:value="12500">
                <text:p>12500</text:p>
              </table:table-cell>
              <table:table-cell office:value-type="float" office:value="2.05212496559747">
                <text:p>2.05212496559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31cm" svg:height="9.636cm" xlink:href=".." xlink:type="simple" chart:class="chart:scatter" chart:style-name="ch1">
        <chart:legend chart:legend-position="end" svg:x="13.485cm" svg:y="4.519cm" style:legend-expansion="high" chart:style-name="ch2"/>
        <chart:plot-area chart:style-name="ch3" table:cell-range-address="'bch-range'.D1:'bch-range'.E11" chart:data-source-has-labels="row" svg:x="0.342cm" svg:y="0.192cm" svg:width="12.801cm" svg:height="9.252cm">
          <chartooo:coordinate-region svg:x="1.625cm" svg:y="0.391cm" svg:width="11.238cm" svg:height="8.8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ch-range'.E2:'bch-range'.E11" chart:label-cell-address="'bch-range'.E1:'bch-range'.E1" chart:class="chart:scatter">
            <chart:domain table:cell-range-address="'bch-range'.D2:'bch-range'.D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ken Balance</text:p>
                <draw:g>
                  <svg:desc>'bch-range'.E1:'bch-ran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.726402473266">
                <text:p>184.726402473266</text:p>
                <draw:g>
                  <svg:desc>'bch-range'.D2:'bch-range'.D11</svg:desc>
                </draw:g>
              </table:table-cell>
              <table:table-cell office:value-type="float" office:value="-10000">
                <text:p>-10000</text:p>
                <draw:g>
                  <svg:desc>'bch-range'.E2:'bch-range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.042226758452">
                <text:p>112.042226758452</text:p>
              </table:table-cell>
              <table:table-cell office:value-type="float" office:value="-7500">
                <text:p>-7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9570457114761">
                <text:p>67.9570457114761</text:p>
              </table:table-cell>
              <table:table-cell office:value-type="float" office:value="-5000">
                <text:p>-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2180317675032">
                <text:p>41.2180317675032</text:p>
              </table:table-cell>
              <table:table-cell office:value-type="float" office:value="-2500">
                <text:p>-2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1632664928158">
                <text:p>15.163266492815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19698602928606">
                <text:p>9.19698602928606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7825400371075">
                <text:p>5.57825400371075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8338208091532">
                <text:p>3.3833820809153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5212496559747">
                <text:p>2.05212496559747</text:p>
              </table:table-cell>
              <table:table-cell office:value-type="float" office:value="12500">
                <text:p>12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96cm" svg:height="8.946cm" xlink:href=".." xlink:type="simple" chart:class="chart:scatter" chart:style-name="ch1">
        <chart:legend chart:legend-position="end" svg:x="13.767cm" svg:y="4.174cm" style:legend-expansion="high" chart:style-name="ch2"/>
        <chart:plot-area chart:style-name="ch3" table:cell-range-address="Sheet5.D2:Sheet5.E10 Sheet5.E1:Sheet5.E1" chart:data-source-has-labels="row" svg:x="1.316cm" svg:y="0.178cm" svg:width="12.146cm" svg:height="7.609cm">
          <chartooo:coordinate-region svg:x="1.607cm" svg:y="0.377cm" svg:width="11.615cm" svg:height="6.763cm"/>
          <chart:axis chart:dimension="x" chart:name="primary-x" chart:style-name="ch4">
            <chart:title svg:x="7.252cm" svg:y="7.965cm" chart:style-name="ch5">
              <text:p>x</text:p>
            </chart:title>
          </chart:axis>
          <chart:axis chart:dimension="y" chart:name="primary-y" chart:style-name="ch4">
            <chart:title svg:x="0.451cm" svg:y="4.119cm" chart:style-name="ch6">
              <text:p>y</text:p>
            </chart:title>
            <chart:grid chart:style-name="ch7" chart:class="major"/>
          </chart:axis>
          <chart:series chart:style-name="ch8" chart:values-cell-range-address="Sheet5.E2:Sheet5.E10" chart:label-cell-address="Sheet5.E1:Sheet5.E1" chart:class="chart:scatter">
            <chart:domain table:cell-range-address="Sheet5.D2:Sheet5.D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5.D2:Sheet5.D10</svg:desc>
                </draw:g>
              </table:table-cell>
              <table:table-cell office:value-type="float" office:value="7.38905609893065">
                <text:p>7.38905609893065</text:p>
                <draw:g>
                  <svg:desc>Sheet5.E2:Sheet5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">
                <text:p>-1.5</text:p>
              </table:table-cell>
              <table:table-cell office:value-type="float" office:value="4.48168907033806">
                <text:p>4.48168907033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.71828182845904">
                <text:p>2.71828182845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">
                <text:p>-0.5</text:p>
              </table:table-cell>
              <table:table-cell office:value-type="float" office:value="1.64872127070013">
                <text:p>1.6487212707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35335283236613">
                <text:p>0.1353352832366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